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4.7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RAIS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ame/worse</text:p>
          </table:table-cell>
          <table:table-cell/>
          <table:table-cell table:style-name="ce1" office:value-type="string" calcext:value-type="string">
            <text:p>CRITICIS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ame/bette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ors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tter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3"/>
          <table:table-cell table:style-name="ce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3"/>
          <table:table-cell table:style-name="ce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3"/>
          <table:table-cell table:style-name="ce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3"/>
          <table:table-cell table:style-name="ce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3"/>
          <table:table-cell table:style-name="ce2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3"/>
          <table:table-cell table:style-name="ce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3"/>
          <table:table-cell table:style-name="ce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3"/>
          <table:table-cell table:style-name="ce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3"/>
          <table:table-cell table:style-name="ce2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3"/>
          <table:table-cell table:style-name="ce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Wills</meta:initial-creator>
    <meta:creation-date>2020-09-24T10:17:49.284203101</meta:creation-date>
    <dc:date>2020-09-24T10:25:46.977821920</dc:date>
    <dc:creator>Andy Wills</dc:creator>
    <meta:editing-duration>PT7M58S</meta:editing-duration>
    <meta:editing-cycles>1</meta:editing-cycles>
    <meta:document-statistic meta:table-count="1" meta:cell-count="74" meta:object-count="0"/>
    <meta:generator>LibreOffice/6.4.5.2$Linux_X86_64 LibreOffice_project/40$Build-2</meta:generator>
  </office:meta>
</office:document-meta>
</file>